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b44be" officeooo:paragraph-rsid="001b44b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44be" officeooo:paragraph-rsid="001b44be" style:font-size-asian="10.5pt" style:font-size-complex="12pt"/>
    </style:style>
    <style:style style:name="T1" style:family="text">
      <style:text-properties officeooo:rsid="001b8bd1"/>
    </style:style>
    <style:style style:name="T2" style:family="text">
      <style:text-properties officeooo:rsid="001bb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äärittelydokumentti</text:p>
      <text:p text:style-name="P2"/>
      <text:p text:style-name="P2">Kieli: Java, osaan myös C# ja python</text:p>
      <text:p text:style-name="P2"/>
      <text:p text:style-name="P2">Kieli: Suomi</text:p>
      <text:p text:style-name="P2"/>
      <text:p text:style-name="P2">Idea: Algoritmi, joka osaa luoda nimiä, jotka kuulostavat suomenkilisiltä nimiltä. <text:span text:style-name="T2">Koneoppimisen avulla opetetaan tietokonetta luomaan sanoja kasasta dataa (suomalaisia nimiä)</text:span></text:p>
      <text:p text:style-name="P2"/>
      <text:p text:style-name="P2">Käytetyt algoritmit ja tietorakenteet: <text:span text:style-name="T1">Markovin ketjut mieluiten 3. asteeseen, trie-tietorakenne</text:span></text:p>
      <text:p text:style-name="P2"/>
      <text:p text:style-name="P2">Miksi nämä algoritmit: <text:span text:style-name="T1">Koska materiaalissa sanottiin että, niistä kannattaa lähteä liikkeelle tällaisissa tehtävissä. En ole aikaisemmin kuullut näistä algoritmeista tai tietorakenteista, mutta aihepiiri oli mielenkiintoinen, joten ajattelin oppia jotain uutta</text:span></text:p>
      <text:p text:style-name="P2"/>
      <text:p text:style-name="P2">Mikä syöte: <text:span text:style-name="T1">Halutaanko etu- vai sukunimiä</text:span></text:p>
      <text:p text:style-name="P2"/>
      <text:p text:style-name="P2">Aikavaativuus: <text:span text:style-name="T1">O(n)</text:span></text:p>
      <text:p text:style-name="P2"/>
      <text:p text:style-name="P2">Lähteet: <text:span text:style-name="T2">Dataa koneoppimista varten löytyy esimerkiksi Wikisanakirjasta, jossa on pitkät luettelot naisten ja miesten nimiä, sekä sukunimiä</text:span></text:p>
      <text:p text:style-name="P2"/>
      <text:p text:style-name="P2">Opinto-ohjelma: <text:span text:style-name="T2">Tietojenkäsittelytieteeiden kandi- ja maisteriohj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59:12.202434595</meta:creation-date>
    <dc:date>2022-09-08T15:28:47.345415339</dc:date>
    <meta:editing-duration>PT9M14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10" meta:word-count="100" meta:character-count="867" meta:non-whitespace-character-count="777"/>
  </office:meta>
</office:document-meta>
</file>